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1cb1"/>
    </style:style>
    <style:style style:name="T1" style:family="text">
      <style:text-properties officeooo:rsid="000f1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C <text:s text:c="10"/>G</text:span></text:p>
      <text:p text:style-name="P1">Cirmos cica haj</text:p>
      <text:p text:style-name="P1"><text:s/><text:span text:style-name="T1">C <text:s text:c="10"/>G</text:span><text:line-break/>Hova lett a vaj?</text:p>
      <text:p text:style-name="P1"><text:span text:style-name="T1">C <text:s text:c="11"/>dm</text:span><text:line-break/>Ott látom a bajuszodon</text:p>
      <text:p text:style-name="P1"><text:s/><text:span text:style-name="T1">G <text:s text:c="14"/>C</text:span><text:line-break/>Most lesz neked ja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6:48:03.020849760</dc:date>
    <meta:editing-duration>PT2M42S</meta:editing-duration>
    <meta:editing-cycles>1</meta:editing-cycles>
    <meta:document-statistic meta:table-count="0" meta:image-count="0" meta:object-count="0" meta:page-count="1" meta:paragraph-count="5" meta:word-count="23" meta:character-count="136" meta:non-whitespace-character-count="70"/>
    <meta:generator>LibreOffice/6.1.3.2$Linux_X86_64 LibreOffice_project/10$Build-2</meta:generator>
  </office:meta>
</office:document-meta>
</file>